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3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1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sensus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-ConTime</text:p>
          </table:table-cell>
          <table:table-cell office:value-type="string" calcext:value-type="string">
            <text:p>StartCon</text:p>
          </table:table-cell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ConTh</text:p>
          </table:table-cell>
          <table:table-cell office:value-type="string" calcext:value-type="string">
            <text:p>Total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890638" calcext:value-type="float">
            <text:p>419890638</text:p>
          </table:table-cell>
          <table:table-cell office:value-type="float" office:value="1270" calcext:value-type="float">
            <text:p>1270</text:p>
          </table:table-cell>
          <table:table-cell table:formula="of:=[.F3]-[.F2]" office:value-type="float" office:value="972940032" calcext:value-type="float">
            <text:p>972940032</text:p>
          </table:table-cell>
          <table:table-cell table:formula="of:=[.D2]-[.B2]" office:value-type="float" office:value="553049394" calcext:value-type="float">
            <text:p>553049394</text:p>
          </table:table-cell>
          <table:table-cell office:value-type="float" office:value="1.53118594444355E+018" calcext:value-type="float">
            <text:p>1.53118594444355E+0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3505379" calcext:value-type="float">
            <text:p>803505379</text:p>
          </table:table-cell>
          <table:table-cell office:value-type="float" office:value="1271" calcext:value-type="float">
            <text:p>1271</text:p>
          </table:table-cell>
          <table:table-cell table:formula="of:=[.F4]-[.F3]" office:value-type="float" office:value="1664049920" calcext:value-type="float">
            <text:p>1664049920</text:p>
          </table:table-cell>
          <table:table-cell table:formula="of:=[.D3]-[.B3]" office:value-type="float" office:value="860544541" calcext:value-type="float">
            <text:p>860544541</text:p>
          </table:table-cell>
          <table:table-cell office:value-type="float" office:value="1.53118594541649E+018" calcext:value-type="float">
            <text:p>1.53118594541649E+018</text:p>
          </table:table-cell>
          <table:table-cell/>
          <table:table-cell table:formula="of:=[.C3]/([.D3]/1000000000)" office:value-type="float" office:value="763.799201408573" calcext:value-type="float">
            <text:p>763.799201408573</text:p>
          </table:table-cell>
          <table:table-cell table:formula="of:=[.C3]/([.B3]/1000000000)" office:value-type="float" office:value="1581.81890652906" calcext:value-type="float">
            <text:p>1581.81890652906</text:p>
          </table:table-cell>
          <table:table-cell table:formula="of:=SUM([.C2:.C30])/([.F30]-[.F2])*1000000000" office:value-type="float" office:value="1037.75527491557" calcext:value-type="float">
            <text:p>1037.75527491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3645572" calcext:value-type="float">
            <text:p>403645572</text:p>
          </table:table-cell>
          <table:table-cell office:value-type="float" office:value="1271" calcext:value-type="float">
            <text:p>1271</text:p>
          </table:table-cell>
          <table:table-cell table:formula="of:=[.F5]-[.F4]" office:value-type="float" office:value="1237250048" calcext:value-type="float">
            <text:p>1237250048</text:p>
          </table:table-cell>
          <table:table-cell table:formula="of:=[.D4]-[.B4]" office:value-type="float" office:value="833604476" calcext:value-type="float">
            <text:p>833604476</text:p>
          </table:table-cell>
          <table:table-cell office:value-type="float" office:value="1.53118594708054E+018" calcext:value-type="float">
            <text:p>1.53118594708054E+018</text:p>
          </table:table-cell>
          <table:table-cell/>
          <table:table-cell table:formula="of:=[.C4]/([.D4]/1000000000)" office:value-type="float" office:value="1027.27819817389" calcext:value-type="float">
            <text:p>1027.27819817389</text:p>
          </table:table-cell>
          <table:table-cell table:formula="of:=[.C4]/([.B4]/1000000000)" office:value-type="float" office:value="3148.80203863601" calcext:value-type="float">
            <text:p>3148.802038636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987780" calcext:value-type="float">
            <text:p>401987780</text:p>
          </table:table-cell>
          <table:table-cell office:value-type="float" office:value="1272" calcext:value-type="float">
            <text:p>1272</text:p>
          </table:table-cell>
          <table:table-cell table:formula="of:=[.F6]-[.F5]" office:value-type="float" office:value="1285989888" calcext:value-type="float">
            <text:p>1285989888</text:p>
          </table:table-cell>
          <table:table-cell table:formula="of:=[.D5]-[.B5]" office:value-type="float" office:value="884002108" calcext:value-type="float">
            <text:p>884002108</text:p>
          </table:table-cell>
          <table:table-cell office:value-type="float" office:value="1.53118594831779E+018" calcext:value-type="float">
            <text:p>1.53118594831779E+018</text:p>
          </table:table-cell>
          <table:table-cell/>
          <table:table-cell table:formula="of:=[.C5]/([.D5]/1000000000)" office:value-type="float" office:value="989.121307927423" calcext:value-type="float">
            <text:p>989.121307927423</text:p>
          </table:table-cell>
          <table:table-cell table:formula="of:=[.C5]/([.B5]/1000000000)" office:value-type="float" office:value="3164.27529214943" calcext:value-type="float">
            <text:p>3164.275292149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4620000" calcext:value-type="float">
            <text:p>424620000</text:p>
          </table:table-cell>
          <table:table-cell office:value-type="float" office:value="1273" calcext:value-type="float">
            <text:p>1273</text:p>
          </table:table-cell>
          <table:table-cell table:formula="of:=[.F7]-[.F6]" office:value-type="float" office:value="990270208" calcext:value-type="float">
            <text:p>990270208</text:p>
          </table:table-cell>
          <table:table-cell table:formula="of:=[.D6]-[.B6]" office:value-type="float" office:value="565650208" calcext:value-type="float">
            <text:p>565650208</text:p>
          </table:table-cell>
          <table:table-cell office:value-type="float" office:value="1.53118594960378E+018" calcext:value-type="float">
            <text:p>1.53118594960378E+018</text:p>
          </table:table-cell>
          <table:table-cell/>
          <table:table-cell table:formula="of:=[.C6]/([.D6]/1000000000)" office:value-type="float" office:value="1285.50772275682" calcext:value-type="float">
            <text:p>1285.50772275682</text:p>
          </table:table-cell>
          <table:table-cell table:formula="of:=[.C6]/([.B6]/1000000000)" office:value-type="float" office:value="2997.97465969573" calcext:value-type="float">
            <text:p>2997.974659695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4716732" calcext:value-type="float">
            <text:p>704716732</text:p>
          </table:table-cell>
          <table:table-cell office:value-type="float" office:value="1273" calcext:value-type="float">
            <text:p>1273</text:p>
          </table:table-cell>
          <table:table-cell table:formula="of:=[.F8]-[.F7]" office:value-type="float" office:value="1579929856" calcext:value-type="float">
            <text:p>1579929856</text:p>
          </table:table-cell>
          <table:table-cell table:formula="of:=[.D7]-[.B7]" office:value-type="float" office:value="875213124" calcext:value-type="float">
            <text:p>875213124</text:p>
          </table:table-cell>
          <table:table-cell office:value-type="float" office:value="1.53118595059405E+018" calcext:value-type="float">
            <text:p>1.53118595059405E+018</text:p>
          </table:table-cell>
          <table:table-cell/>
          <table:table-cell table:formula="of:=[.C7]/([.D7]/1000000000)" office:value-type="float" office:value="805.731972951589" calcext:value-type="float">
            <text:p>805.731972951589</text:p>
          </table:table-cell>
          <table:table-cell table:formula="of:=[.C7]/([.B7]/1000000000)" office:value-type="float" office:value="1806.39956764926" calcext:value-type="float">
            <text:p>1806.399567649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248522" calcext:value-type="float">
            <text:p>203248522</text:p>
          </table:table-cell>
          <table:table-cell office:value-type="float" office:value="1274" calcext:value-type="float">
            <text:p>1274</text:p>
          </table:table-cell>
          <table:table-cell table:formula="of:=[.F9]-[.F8]" office:value-type="float" office:value="1088370176" calcext:value-type="float">
            <text:p>1088370176</text:p>
          </table:table-cell>
          <table:table-cell table:formula="of:=[.D8]-[.B8]" office:value-type="float" office:value="885121654" calcext:value-type="float">
            <text:p>885121654</text:p>
          </table:table-cell>
          <table:table-cell office:value-type="float" office:value="1.53118595217398E+018" calcext:value-type="float">
            <text:p>1.53118595217398E+018</text:p>
          </table:table-cell>
          <table:table-cell/>
          <table:table-cell table:formula="of:=[.C8]/([.D8]/1000000000)" office:value-type="float" office:value="1170.55761733772" calcext:value-type="float">
            <text:p>1170.55761733772</text:p>
          </table:table-cell>
          <table:table-cell table:formula="of:=[.C8]/([.B8]/1000000000)" office:value-type="float" office:value="6268.18826264331" calcext:value-type="float">
            <text:p>6268.188262643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2052584" calcext:value-type="float">
            <text:p>502052584</text:p>
          </table:table-cell>
          <table:table-cell office:value-type="float" office:value="1275" calcext:value-type="float">
            <text:p>1275</text:p>
          </table:table-cell>
          <table:table-cell table:formula="of:=[.F10]-[.F9]" office:value-type="float" office:value="1347369984" calcext:value-type="float">
            <text:p>1347369984</text:p>
          </table:table-cell>
          <table:table-cell table:formula="of:=[.D9]-[.B9]" office:value-type="float" office:value="845317400" calcext:value-type="float">
            <text:p>845317400</text:p>
          </table:table-cell>
          <table:table-cell office:value-type="float" office:value="1.53118595326235E+018" calcext:value-type="float">
            <text:p>1.53118595326235E+018</text:p>
          </table:table-cell>
          <table:table-cell/>
          <table:table-cell table:formula="of:=[.C9]/([.D9]/1000000000)" office:value-type="float" office:value="946.287964805961" calcext:value-type="float">
            <text:p>946.287964805961</text:p>
          </table:table-cell>
          <table:table-cell table:formula="of:=[.C9]/([.B9]/1000000000)" office:value-type="float" office:value="2539.57461953826" calcext:value-type="float">
            <text:p>2539.574619538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356562" calcext:value-type="float">
            <text:p>119356562</text:p>
          </table:table-cell>
          <table:table-cell office:value-type="float" office:value="1275" calcext:value-type="float">
            <text:p>1275</text:p>
          </table:table-cell>
          <table:table-cell table:formula="of:=[.F11]-[.F10]" office:value-type="float" office:value="779539968" calcext:value-type="float">
            <text:p>779539968</text:p>
          </table:table-cell>
          <table:table-cell table:formula="of:=[.D10]-[.B10]" office:value-type="float" office:value="660183406" calcext:value-type="float">
            <text:p>660183406</text:p>
          </table:table-cell>
          <table:table-cell office:value-type="float" office:value="1.53118595460972E+018" calcext:value-type="float">
            <text:p>1.53118595460972E+018</text:p>
          </table:table-cell>
          <table:table-cell/>
          <table:table-cell table:formula="of:=[.C10]/([.D10]/1000000000)" office:value-type="float" office:value="1635.5800245511" calcext:value-type="float">
            <text:p>1635.5800245511</text:p>
          </table:table-cell>
          <table:table-cell table:formula="of:=[.C10]/([.B10]/1000000000)" office:value-type="float" office:value="10682.2781976579" calcext:value-type="float">
            <text:p>10682.27819765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4586000" calcext:value-type="float">
            <text:p>804586000</text:p>
          </table:table-cell>
          <table:table-cell office:value-type="float" office:value="1276" calcext:value-type="float">
            <text:p>1276</text:p>
          </table:table-cell>
          <table:table-cell table:formula="of:=[.F12]-[.F11]" office:value-type="float" office:value="1658690048" calcext:value-type="float">
            <text:p>1658690048</text:p>
          </table:table-cell>
          <table:table-cell table:formula="of:=[.D11]-[.B11]" office:value-type="float" office:value="854104048" calcext:value-type="float">
            <text:p>854104048</text:p>
          </table:table-cell>
          <table:table-cell office:value-type="float" office:value="1.53118595538926E+018" calcext:value-type="float">
            <text:p>1.53118595538926E+018</text:p>
          </table:table-cell>
          <table:table-cell/>
          <table:table-cell table:formula="of:=[.C11]/([.D11]/1000000000)" office:value-type="float" office:value="769.281760349719" calcext:value-type="float">
            <text:p>769.281760349719</text:p>
          </table:table-cell>
          <table:table-cell table:formula="of:=[.C11]/([.B11]/1000000000)" office:value-type="float" office:value="1585.90877793051" calcext:value-type="float">
            <text:p>1585.908777930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4114895" calcext:value-type="float">
            <text:p>404114895</text:p>
          </table:table-cell>
          <table:table-cell office:value-type="float" office:value="1276" calcext:value-type="float">
            <text:p>1276</text:p>
          </table:table-cell>
          <table:table-cell table:formula="of:=[.F13]-[.F12]" office:value-type="float" office:value="1292829696" calcext:value-type="float">
            <text:p>1292829696</text:p>
          </table:table-cell>
          <table:table-cell table:formula="of:=[.D12]-[.B12]" office:value-type="float" office:value="888714801" calcext:value-type="float">
            <text:p>888714801</text:p>
          </table:table-cell>
          <table:table-cell office:value-type="float" office:value="1.53118595704795E+018" calcext:value-type="float">
            <text:p>1.53118595704795E+018</text:p>
          </table:table-cell>
          <table:table-cell/>
          <table:table-cell table:formula="of:=[.C12]/([.D12]/1000000000)" office:value-type="float" office:value="986.982279218933" calcext:value-type="float">
            <text:p>986.982279218933</text:p>
          </table:table-cell>
          <table:table-cell table:formula="of:=[.C12]/([.B12]/1000000000)" office:value-type="float" office:value="3157.51786382435" calcext:value-type="float">
            <text:p>3157.517863824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201809" calcext:value-type="float">
            <text:p>402201809</text:p>
          </table:table-cell>
          <table:table-cell office:value-type="float" office:value="1277" calcext:value-type="float">
            <text:p>1277</text:p>
          </table:table-cell>
          <table:table-cell table:formula="of:=[.F14]-[.F13]" office:value-type="float" office:value="1294400256" calcext:value-type="float">
            <text:p>1294400256</text:p>
          </table:table-cell>
          <table:table-cell table:formula="of:=[.D13]-[.B13]" office:value-type="float" office:value="892198447" calcext:value-type="float">
            <text:p>892198447</text:p>
          </table:table-cell>
          <table:table-cell office:value-type="float" office:value="1.53118595834078E+018" calcext:value-type="float">
            <text:p>1.53118595834078E+018</text:p>
          </table:table-cell>
          <table:table-cell/>
          <table:table-cell table:formula="of:=[.C13]/([.D13]/1000000000)" office:value-type="float" office:value="986.557283251959" calcext:value-type="float">
            <text:p>986.557283251959</text:p>
          </table:table-cell>
          <table:table-cell table:formula="of:=[.C13]/([.B13]/1000000000)" office:value-type="float" office:value="3175.02301437933" calcext:value-type="float">
            <text:p>3175.023014379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788865" calcext:value-type="float">
            <text:p>417788865</text:p>
          </table:table-cell>
          <table:table-cell office:value-type="float" office:value="1278" calcext:value-type="float">
            <text:p>1278</text:p>
          </table:table-cell>
          <table:table-cell table:formula="of:=[.F15]-[.F14]" office:value-type="float" office:value="1053159936" calcext:value-type="float">
            <text:p>1053159936</text:p>
          </table:table-cell>
          <table:table-cell table:formula="of:=[.D14]-[.B14]" office:value-type="float" office:value="635371071" calcext:value-type="float">
            <text:p>635371071</text:p>
          </table:table-cell>
          <table:table-cell office:value-type="float" office:value="1.53118595963518E+018" calcext:value-type="float">
            <text:p>1.53118595963518E+018</text:p>
          </table:table-cell>
          <table:table-cell/>
          <table:table-cell table:formula="of:=[.C14]/([.D14]/1000000000)" office:value-type="float" office:value="1213.49090134777" calcext:value-type="float">
            <text:p>1213.49090134777</text:p>
          </table:table-cell>
          <table:table-cell table:formula="of:=[.C14]/([.B14]/1000000000)" office:value-type="float" office:value="3058.96137274985" calcext:value-type="float">
            <text:p>3058.961372749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9200231" calcext:value-type="float">
            <text:p>809200231</text:p>
          </table:table-cell>
          <table:table-cell office:value-type="float" office:value="1278" calcext:value-type="float">
            <text:p>1278</text:p>
          </table:table-cell>
          <table:table-cell table:formula="of:=[.F16]-[.F15]" office:value-type="float" office:value="1668549888" calcext:value-type="float">
            <text:p>1668549888</text:p>
          </table:table-cell>
          <table:table-cell table:formula="of:=[.D15]-[.B15]" office:value-type="float" office:value="859349657" calcext:value-type="float">
            <text:p>859349657</text:p>
          </table:table-cell>
          <table:table-cell office:value-type="float" office:value="1.53118596068834E+018" calcext:value-type="float">
            <text:p>1.53118596068834E+018</text:p>
          </table:table-cell>
          <table:table-cell/>
          <table:table-cell table:formula="of:=[.C15]/([.D15]/1000000000)" office:value-type="float" office:value="765.934545434461" calcext:value-type="float">
            <text:p>765.934545434461</text:p>
          </table:table-cell>
          <table:table-cell table:formula="of:=[.C15]/([.B15]/1000000000)" office:value-type="float" office:value="1579.33716655106" calcext:value-type="float">
            <text:p>1579.337166551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533731" calcext:value-type="float">
            <text:p>203533731</text:p>
          </table:table-cell>
          <table:table-cell office:value-type="float" office:value="1279" calcext:value-type="float">
            <text:p>1279</text:p>
          </table:table-cell>
          <table:table-cell table:formula="of:=[.F17]-[.F16]" office:value-type="float" office:value="1137140224" calcext:value-type="float">
            <text:p>1137140224</text:p>
          </table:table-cell>
          <table:table-cell table:formula="of:=[.D16]-[.B16]" office:value-type="float" office:value="933606493" calcext:value-type="float">
            <text:p>933606493</text:p>
          </table:table-cell>
          <table:table-cell office:value-type="float" office:value="1.53118596235689E+018" calcext:value-type="float">
            <text:p>1.53118596235689E+018</text:p>
          </table:table-cell>
          <table:table-cell/>
          <table:table-cell table:formula="of:=[.C16]/([.D16]/1000000000)" office:value-type="float" office:value="1124.75134816795" calcext:value-type="float">
            <text:p>1124.75134816795</text:p>
          </table:table-cell>
          <table:table-cell table:formula="of:=[.C16]/([.B16]/1000000000)" office:value-type="float" office:value="6283.97068985091" calcext:value-type="float">
            <text:p>6283.970689850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2110036" calcext:value-type="float">
            <text:p>502110036</text:p>
          </table:table-cell>
          <table:table-cell office:value-type="float" office:value="1280" calcext:value-type="float">
            <text:p>1280</text:p>
          </table:table-cell>
          <table:table-cell table:formula="of:=[.F18]-[.F17]" office:value-type="float" office:value="1368449792" calcext:value-type="float">
            <text:p>1368449792</text:p>
          </table:table-cell>
          <table:table-cell table:formula="of:=[.D17]-[.B17]" office:value-type="float" office:value="866339756" calcext:value-type="float">
            <text:p>866339756</text:p>
          </table:table-cell>
          <table:table-cell office:value-type="float" office:value="1.53118596349403E+018" calcext:value-type="float">
            <text:p>1.53118596349403E+018</text:p>
          </table:table-cell>
          <table:table-cell/>
          <table:table-cell table:formula="of:=[.C17]/([.D17]/1000000000)" office:value-type="float" office:value="935.364970993397" calcext:value-type="float">
            <text:p>935.364970993397</text:p>
          </table:table-cell>
          <table:table-cell table:formula="of:=[.C17]/([.B17]/1000000000)" office:value-type="float" office:value="2549.24201515064" calcext:value-type="float">
            <text:p>2549.242015150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4400161" calcext:value-type="float">
            <text:p>424400161</text:p>
          </table:table-cell>
          <table:table-cell office:value-type="float" office:value="1280" calcext:value-type="float">
            <text:p>1280</text:p>
          </table:table-cell>
          <table:table-cell table:formula="of:=[.F19]-[.F18]" office:value-type="float" office:value="981090048" calcext:value-type="float">
            <text:p>981090048</text:p>
          </table:table-cell>
          <table:table-cell table:formula="of:=[.D18]-[.B18]" office:value-type="float" office:value="556689887" calcext:value-type="float">
            <text:p>556689887</text:p>
          </table:table-cell>
          <table:table-cell office:value-type="float" office:value="1.53118596486248E+018" calcext:value-type="float">
            <text:p>1.53118596486248E+018</text:p>
          </table:table-cell>
          <table:table-cell/>
          <table:table-cell table:formula="of:=[.C18]/([.D18]/1000000000)" office:value-type="float" office:value="1304.67127111252" calcext:value-type="float">
            <text:p>1304.67127111252</text:p>
          </table:table-cell>
          <table:table-cell table:formula="of:=[.C18]/([.B18]/1000000000)" office:value-type="float" office:value="3016.02147601447" calcext:value-type="float">
            <text:p>3016.021476014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6097984" calcext:value-type="float">
            <text:p>806097984</text:p>
          </table:table-cell>
          <table:table-cell office:value-type="float" office:value="1281" calcext:value-type="float">
            <text:p>1281</text:p>
          </table:table-cell>
          <table:table-cell table:formula="of:=[.F20]-[.F19]" office:value-type="float" office:value="1687540224" calcext:value-type="float">
            <text:p>1687540224</text:p>
          </table:table-cell>
          <table:table-cell table:formula="of:=[.D19]-[.B19]" office:value-type="float" office:value="881442240" calcext:value-type="float">
            <text:p>881442240</text:p>
          </table:table-cell>
          <table:table-cell office:value-type="float" office:value="1.53118596584357E+018" calcext:value-type="float">
            <text:p>1.53118596584357E+018</text:p>
          </table:table-cell>
          <table:table-cell/>
          <table:table-cell table:formula="of:=[.C19]/([.D19]/1000000000)" office:value-type="float" office:value="759.093017032583" calcext:value-type="float">
            <text:p>759.093017032583</text:p>
          </table:table-cell>
          <table:table-cell table:formula="of:=[.C19]/([.B19]/1000000000)" office:value-type="float" office:value="1589.13683624843" calcext:value-type="float">
            <text:p>1589.136836248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4173735" calcext:value-type="float">
            <text:p>404173735</text:p>
          </table:table-cell>
          <table:table-cell office:value-type="float" office:value="1281" calcext:value-type="float">
            <text:p>1281</text:p>
          </table:table-cell>
          <table:table-cell table:formula="of:=[.F21]-[.F20]" office:value-type="float" office:value="1320599808" calcext:value-type="float">
            <text:p>1320599808</text:p>
          </table:table-cell>
          <table:table-cell table:formula="of:=[.D20]-[.B20]" office:value-type="float" office:value="916426073" calcext:value-type="float">
            <text:p>916426073</text:p>
          </table:table-cell>
          <table:table-cell office:value-type="float" office:value="1.53118596753111E+018" calcext:value-type="float">
            <text:p>1.53118596753111E+018</text:p>
          </table:table-cell>
          <table:table-cell/>
          <table:table-cell table:formula="of:=[.C20]/([.D20]/1000000000)" office:value-type="float" office:value="970.013771196913" calcext:value-type="float">
            <text:p>970.013771196913</text:p>
          </table:table-cell>
          <table:table-cell table:formula="of:=[.C20]/([.B20]/1000000000)" office:value-type="float" office:value="3169.42910701508" calcext:value-type="float">
            <text:p>3169.429107015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2103311" calcext:value-type="float">
            <text:p>502103311</text:p>
          </table:table-cell>
          <table:table-cell office:value-type="float" office:value="1282" calcext:value-type="float">
            <text:p>1282</text:p>
          </table:table-cell>
          <table:table-cell table:formula="of:=[.F22]-[.F21]" office:value-type="float" office:value="1349850112" calcext:value-type="float">
            <text:p>1349850112</text:p>
          </table:table-cell>
          <table:table-cell table:formula="of:=[.D21]-[.B21]" office:value-type="float" office:value="847746801" calcext:value-type="float">
            <text:p>847746801</text:p>
          </table:table-cell>
          <table:table-cell office:value-type="float" office:value="1.53118596885171E+018" calcext:value-type="float">
            <text:p>1.53118596885171E+018</text:p>
          </table:table-cell>
          <table:table-cell/>
          <table:table-cell table:formula="of:=[.C21]/([.D21]/1000000000)" office:value-type="float" office:value="949.735076956456" calcext:value-type="float">
            <text:p>949.735076956456</text:p>
          </table:table-cell>
          <table:table-cell table:formula="of:=[.C21]/([.B21]/1000000000)" office:value-type="float" office:value="2553.25940282437" calcext:value-type="float">
            <text:p>2553.259402824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9299114" calcext:value-type="float">
            <text:p>419299114</text:p>
          </table:table-cell>
          <table:table-cell office:value-type="float" office:value="1283" calcext:value-type="float">
            <text:p>1283</text:p>
          </table:table-cell>
          <table:table-cell table:formula="of:=[.F23]-[.F22]" office:value-type="float" office:value="994240000" calcext:value-type="float">
            <text:p>994240000</text:p>
          </table:table-cell>
          <table:table-cell table:formula="of:=[.D22]-[.B22]" office:value-type="float" office:value="574940886" calcext:value-type="float">
            <text:p>574940886</text:p>
          </table:table-cell>
          <table:table-cell office:value-type="float" office:value="1.53118597020156E+018" calcext:value-type="float">
            <text:p>1.53118597020156E+018</text:p>
          </table:table-cell>
          <table:table-cell/>
          <table:table-cell table:formula="of:=[.C22]/([.D22]/1000000000)" office:value-type="float" office:value="1290.43289346637" calcext:value-type="float">
            <text:p>1290.43289346637</text:p>
          </table:table-cell>
          <table:table-cell table:formula="of:=[.C22]/([.B22]/1000000000)" office:value-type="float" office:value="3059.8681398597" calcext:value-type="float">
            <text:p>3059.868139859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3145516" calcext:value-type="float">
            <text:p>703145516</text:p>
          </table:table-cell>
          <table:table-cell office:value-type="float" office:value="1283" calcext:value-type="float">
            <text:p>1283</text:p>
          </table:table-cell>
          <table:table-cell table:formula="of:=[.F24]-[.F23]" office:value-type="float" office:value="1597649920" calcext:value-type="float">
            <text:p>1597649920</text:p>
          </table:table-cell>
          <table:table-cell table:formula="of:=[.D23]-[.B23]" office:value-type="float" office:value="894504404" calcext:value-type="float">
            <text:p>894504404</text:p>
          </table:table-cell>
          <table:table-cell office:value-type="float" office:value="1.5311859711958E+018" calcext:value-type="float">
            <text:p>1.5311859711958E+018</text:p>
          </table:table-cell>
          <table:table-cell/>
          <table:table-cell table:formula="of:=[.C23]/([.D23]/1000000000)" office:value-type="float" office:value="803.054526488506" calcext:value-type="float">
            <text:p>803.054526488506</text:p>
          </table:table-cell>
          <table:table-cell table:formula="of:=[.C23]/([.B23]/1000000000)" office:value-type="float" office:value="1824.65787067609" calcext:value-type="float">
            <text:p>1824.65787067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3857705" calcext:value-type="float">
            <text:p>303857705</text:p>
          </table:table-cell>
          <table:table-cell office:value-type="float" office:value="1284" calcext:value-type="float">
            <text:p>1284</text:p>
          </table:table-cell>
          <table:table-cell table:formula="of:=[.F25]-[.F24]" office:value-type="float" office:value="1298759936" calcext:value-type="float">
            <text:p>1298759936</text:p>
          </table:table-cell>
          <table:table-cell table:formula="of:=[.D24]-[.B24]" office:value-type="float" office:value="994902231" calcext:value-type="float">
            <text:p>994902231</text:p>
          </table:table-cell>
          <table:table-cell office:value-type="float" office:value="1.53118597279345E+018" calcext:value-type="float">
            <text:p>1.53118597279345E+018</text:p>
          </table:table-cell>
          <table:table-cell/>
          <table:table-cell table:formula="of:=[.C24]/([.D24]/1000000000)" office:value-type="float" office:value="988.63536240157" calcext:value-type="float">
            <text:p>988.63536240157</text:p>
          </table:table-cell>
          <table:table-cell table:formula="of:=[.C24]/([.B24]/1000000000)" office:value-type="float" office:value="4225.66214011259" calcext:value-type="float">
            <text:p>4225.662140112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2281276" calcext:value-type="float">
            <text:p>502281276</text:p>
          </table:table-cell>
          <table:table-cell office:value-type="float" office:value="1285" calcext:value-type="float">
            <text:p>1285</text:p>
          </table:table-cell>
          <table:table-cell table:formula="of:=[.F26]-[.F25]" office:value-type="float" office:value="1394670080" calcext:value-type="float">
            <text:p>1394670080</text:p>
          </table:table-cell>
          <table:table-cell table:formula="of:=[.D25]-[.B25]" office:value-type="float" office:value="892388804" calcext:value-type="float">
            <text:p>892388804</text:p>
          </table:table-cell>
          <table:table-cell office:value-type="float" office:value="1.53118597409221E+018" calcext:value-type="float">
            <text:p>1.53118597409221E+018</text:p>
          </table:table-cell>
          <table:table-cell/>
          <table:table-cell table:formula="of:=[.C25]/([.D25]/1000000000)" office:value-type="float" office:value="921.36485784509" calcext:value-type="float">
            <text:p>921.36485784509</text:p>
          </table:table-cell>
          <table:table-cell table:formula="of:=[.C25]/([.B25]/1000000000)" office:value-type="float" office:value="2558.32749775845" calcext:value-type="float">
            <text:p>2558.327497758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9601466" calcext:value-type="float">
            <text:p>419601466</text:p>
          </table:table-cell>
          <table:table-cell office:value-type="float" office:value="1285" calcext:value-type="float">
            <text:p>1285</text:p>
          </table:table-cell>
          <table:table-cell table:formula="of:=[.F27]-[.F26]" office:value-type="float" office:value="901879808" calcext:value-type="float">
            <text:p>901879808</text:p>
          </table:table-cell>
          <table:table-cell table:formula="of:=[.D26]-[.B26]" office:value-type="float" office:value="482278342" calcext:value-type="float">
            <text:p>482278342</text:p>
          </table:table-cell>
          <table:table-cell office:value-type="float" office:value="1.53118597548688E+018" calcext:value-type="float">
            <text:p>1.53118597548688E+018</text:p>
          </table:table-cell>
          <table:table-cell/>
          <table:table-cell table:formula="of:=[.C26]/([.D26]/1000000000)" office:value-type="float" office:value="1424.80182902598" calcext:value-type="float">
            <text:p>1424.80182902598</text:p>
          </table:table-cell>
          <table:table-cell table:formula="of:=[.C26]/([.B26]/1000000000)" office:value-type="float" office:value="3062.42971991904" calcext:value-type="float">
            <text:p>3062.4297199190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5326445" calcext:value-type="float">
            <text:p>805326445</text:p>
          </table:table-cell>
          <table:table-cell office:value-type="float" office:value="1286" calcext:value-type="float">
            <text:p>1286</text:p>
          </table:table-cell>
          <table:table-cell table:formula="of:=[.F28]-[.F27]" office:value-type="float" office:value="1663650048" calcext:value-type="float">
            <text:p>1663650048</text:p>
          </table:table-cell>
          <table:table-cell table:formula="of:=[.D27]-[.B27]" office:value-type="float" office:value="858323603" calcext:value-type="float">
            <text:p>858323603</text:p>
          </table:table-cell>
          <table:table-cell office:value-type="float" office:value="1.53118597638876E+018" calcext:value-type="float">
            <text:p>1.53118597638876E+018</text:p>
          </table:table-cell>
          <table:table-cell/>
          <table:table-cell table:formula="of:=[.C27]/([.D27]/1000000000)" office:value-type="float" office:value="772.999106119702" calcext:value-type="float">
            <text:p>772.999106119702</text:p>
          </table:table-cell>
          <table:table-cell table:formula="of:=[.C27]/([.B27]/1000000000)" office:value-type="float" office:value="1596.86796327668" calcext:value-type="float">
            <text:p>1596.867963276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3000660" calcext:value-type="float">
            <text:p>303000660</text:p>
          </table:table-cell>
          <table:table-cell office:value-type="float" office:value="1286" calcext:value-type="float">
            <text:p>1286</text:p>
          </table:table-cell>
          <table:table-cell table:formula="of:=[.F29]-[.F28]" office:value-type="float" office:value="1085070080" calcext:value-type="float">
            <text:p>1085070080</text:p>
          </table:table-cell>
          <table:table-cell table:formula="of:=[.D28]-[.B28]" office:value-type="float" office:value="782069420" calcext:value-type="float">
            <text:p>782069420</text:p>
          </table:table-cell>
          <table:table-cell office:value-type="float" office:value="1.53118597805241E+018" calcext:value-type="float">
            <text:p>1.53118597805241E+018</text:p>
          </table:table-cell>
          <table:table-cell/>
          <table:table-cell table:formula="of:=[.C28]/([.D28]/1000000000)" office:value-type="float" office:value="1185.1769058087" calcext:value-type="float">
            <text:p>1185.1769058087</text:p>
          </table:table-cell>
          <table:table-cell table:formula="of:=[.C28]/([.B28]/1000000000)" office:value-type="float" office:value="4244.2151776171" calcext:value-type="float">
            <text:p>4244.215177617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896310" calcext:value-type="float">
            <text:p>200896310</text:p>
          </table:table-cell>
          <table:table-cell office:value-type="float" office:value="1287" calcext:value-type="float">
            <text:p>1287</text:p>
          </table:table-cell>
          <table:table-cell table:formula="of:=[.F30]-[.F29]" office:value-type="float" office:value="1045710080" calcext:value-type="float">
            <text:p>1045710080</text:p>
          </table:table-cell>
          <table:table-cell table:formula="of:=[.D29]-[.B29]" office:value-type="float" office:value="844813770" calcext:value-type="float">
            <text:p>844813770</text:p>
          </table:table-cell>
          <table:table-cell office:value-type="float" office:value="1.53118597913748E+018" calcext:value-type="float">
            <text:p>1.53118597913748E+018</text:p>
          </table:table-cell>
          <table:table-cell/>
          <table:table-cell table:formula="of:=[.C29]/([.D29]/1000000000)" office:value-type="float" office:value="1230.74265479013" calcext:value-type="float">
            <text:p>1230.74265479013</text:p>
          </table:table-cell>
          <table:table-cell table:formula="of:=[.C29]/([.B29]/1000000000)" office:value-type="float" office:value="6406.28989153658" calcext:value-type="float">
            <text:p>6406.289891536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0126760" calcext:value-type="float">
            <text:p>420126760</text:p>
          </table:table-cell>
          <table:table-cell office:value-type="float" office:value="1288" calcext:value-type="float">
            <text:p>1288</text:p>
          </table:table-cell>
          <table:table-cell table:formula="of:=[.F31]-[.F30]" office:value-type="float" office:value="1103769856" calcext:value-type="float">
            <text:p>1103769856</text:p>
          </table:table-cell>
          <table:table-cell table:formula="of:=[.D30]-[.B30]" office:value-type="float" office:value="683643096" calcext:value-type="float">
            <text:p>683643096</text:p>
          </table:table-cell>
          <table:table-cell office:value-type="float" office:value="1.53118598018319E+018" calcext:value-type="float">
            <text:p>1.53118598018319E+018</text:p>
          </table:table-cell>
          <table:table-cell/>
          <table:table-cell table:formula="of:=[.C30]/([.D30]/1000000000)" office:value-type="float" office:value="1166.90992510671" calcext:value-type="float">
            <text:p>1166.90992510671</text:p>
          </table:table-cell>
          <table:table-cell table:formula="of:=[.C30]/([.B30]/1000000000)" office:value-type="float" office:value="3065.7413967156" calcext:value-type="float">
            <text:p>3065.74139671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53118598128696E+018" calcext:value-type="float">
            <text:p>1.53118598128696E+0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4:42:17.247945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4:45:09.414366968</dc:date>
    <meta:editing-duration>PT11M29S</meta:editing-duration>
    <meta:editing-cycles>5</meta:editing-cycles>
    <meta:generator>LibreOffice/5.2.7.2$Linux_X86_64 LibreOffice_project/20m0$Build-2</meta:generator>
    <meta:document-statistic meta:table-count="1" meta:cell-count="241" meta:object-count="0"/>
  </office:meta>
</office:document-meta>
</file>